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248" table:style-name="ce1">
            <text:p>248</text:p>
          </table:table-cell>
          <table:table-cell table:number-columns-repeated="16379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4" table:style-name="ce1">
            <text:p>0,34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6" table:style-name="ce1">
            <text:p>0,06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1" table:style-name="ce1">
            <text:p>0,21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.0000000000000007E-2" table:style-name="ce1">
            <text:p>0,07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5:04Z</dc:date>
    <meta:editing-duration>PT0S</meta:editing-duration>
  </office:meta>
</office:document-meta>
</file>